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6.399cm"/>
    </style:style>
    <style:style style:name="co7" style:family="table-column">
      <style:table-column-properties fo:break-before="auto" style:column-width="9.7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aloracio_prov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veïdor</text:p>
          </table:table-cell>
          <table:table-cell office:value-type="string" calcext:value-type="string">
            <text:p>1a avaluacio</text:p>
          </table:table-cell>
          <table:table-cell office:value-type="string" calcext:value-type="string">
            <text:p>2a avaluacio</text:p>
          </table:table-cell>
          <table:table-cell office:value-type="string" calcext:value-type="string">
            <text:p>3<text:span text:style-name="T1">a</text:span> avaluació</text:p>
          </table:table-cell>
          <table:table-cell table:style-name="ce1" office:value-type="string" calcext:value-type="string">
            <text:p>Determinació de calificació</text:p>
          </table:table-cell>
          <table:table-cell table:style-name="ce1" office:value-type="string" calcext:value-type="string">
            <text:p>Valoració media</text:p>
          </table:table-cell>
          <table:table-cell table:style-name="ce1" office:value-type="string" calcext:value-type="string">
            <text:p>Determinació de calificació per mitja</text:p>
          </table:table-cell>
          <table:table-cell table:style-name="ce1" office:value-type="string" calcext:value-type="string">
            <text:p>Determinació Segona Calificació</text:p>
          </table:table-cell>
          <table:table-cell table:style-name="ce5" office:value-type="string" calcext:value-type="string">
            <text:p>Total proveedors amb calificació igual o superior a 7</text:p>
          </table:table-cell>
          <table:table-cell table:formula="of:=COUNTIF([.F$2:.F$17];&quot;&gt;6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'n Domeng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table:formula="of:=IF([.B2]&gt;=5;&quot;ALTA&quot;;&quot;BAJA&quot;)" office:value-type="string" office:string-value="BAJA" calcext:value-type="string">
            <text:p>BAJA</text:p>
          </table:table-cell>
          <table:table-cell table:formula="of:=MEDIAN([.B2:.D2])" office:value-type="float" office:value="4.5" calcext:value-type="float">
            <text:p>4,50</text:p>
          </table:table-cell>
          <table:table-cell table:formula="of:=IF([.F2]&lt;8;&quot;BAJA&quot;;IF([.F2]&gt;=8;&quot;ALTA&quot;))" office:value-type="string" office:string-value="BAJA" calcext:value-type="string">
            <text:p>BAJA</text:p>
          </table:table-cell>
          <table:table-cell table:formula="of:=IF(OR([.F2]&gt;5;[.D2]&gt;=[.F2]);&quot;ACEPTABLE&quot;;&quot;NO ACEPTABLE&quot;)" office:value-type="string" office:string-value="ACEPTABLE" calcext:value-type="string">
            <text:p>ACEPTABLE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Fruites Ginesit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B3]&gt;=5;&quot;ALTA&quot;;&quot;BAJA&quot;)" office:value-type="string" office:string-value="ALTA" calcext:value-type="string">
            <text:p>ALTA</text:p>
          </table:table-cell>
          <table:table-cell table:formula="of:=MEDIAN([.B3:.D3])" office:value-type="float" office:value="6" calcext:value-type="float">
            <text:p>6,00</text:p>
          </table:table-cell>
          <table:table-cell table:formula="of:=IF([.F3]&lt;8;&quot;BAJA&quot;;IF([.F3]&gt;=8;&quot;ALTA&quot;))" office:value-type="string" office:string-value="BAJA" calcext:value-type="string">
            <text:p>BAJA</text:p>
          </table:table-cell>
          <table:table-cell table:formula="of:=IF(OR([.F3]&gt;5;[.D3]&gt;=[.F3]);&quot;ACEPTABLE&quot;;&quot;NO ACEPTABLE&quot;)" office:value-type="string" office:string-value="ACEPTABLE" calcext:value-type="string">
            <text:p>ACEPTABLE</text:p>
          </table:table-cell>
          <table:table-cell table:style-name="ce1" office:value-type="string" calcext:value-type="string">
            <text:p>Valoració Máxima 1<text:span text:style-name="T1">a</text:span> Avaluació</text:p>
          </table:table-cell>
          <table:table-cell table:formula="of:=MAX([.B2:.B1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ixeteria Alord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F([.B4]&gt;=5;&quot;ALTA&quot;;&quot;BAJA&quot;)" office:value-type="string" office:string-value="ALTA" calcext:value-type="string">
            <text:p>ALTA</text:p>
          </table:table-cell>
          <table:table-cell table:formula="of:=MEDIAN([.B4:.D4])" office:value-type="float" office:value="8" calcext:value-type="float">
            <text:p>8,00</text:p>
          </table:table-cell>
          <table:table-cell table:formula="of:=IF([.F4]&lt;8;&quot;BAJA&quot;;IF([.F4]&gt;=8;&quot;ALTA&quot;))" office:value-type="string" office:string-value="ALTA" calcext:value-type="string">
            <text:p>ALTA</text:p>
          </table:table-cell>
          <table:table-cell table:formula="of:=IF(OR([.F4]&gt;5;[.D4]&gt;=[.F4]);&quot;ACEPTABLE&quot;;&quot;NO ACEPTABLE&quot;)" office:value-type="string" office:string-value="ACEPTABLE" calcext:value-type="string">
            <text:p>ACEPTABLE</text:p>
          </table:table-cell>
          <table:table-cell table:style-name="ce1" office:value-type="string" calcext:value-type="string">
            <text:p><text:span text:style-name="T2">Valoració Mínima 1</text:span><text:span text:style-name="T3">a</text:span><text:span text:style-name="T2"> Avaluació</text:span></text:p>
          </table:table-cell>
          <table:table-cell table:formula="of:=MIN([.B2:.B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uites El Molí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table:formula="of:=IF([.B5]&gt;=5;&quot;ALTA&quot;;&quot;BAJA&quot;)" office:value-type="string" office:string-value="ALTA" calcext:value-type="string">
            <text:p>ALTA</text:p>
          </table:table-cell>
          <table:table-cell table:formula="of:=MEDIAN([.B5:.D5])" office:value-type="float" office:value="9" calcext:value-type="float">
            <text:p>9,00</text:p>
          </table:table-cell>
          <table:table-cell table:formula="of:=IF([.F5]&lt;8;&quot;BAJA&quot;;IF([.F5]&gt;=8;&quot;ALTA&quot;))" office:value-type="string" office:string-value="ALTA" calcext:value-type="string">
            <text:p>ALTA</text:p>
          </table:table-cell>
          <table:table-cell table:formula="of:=IF(OR([.F5]&gt;5;[.D5]&gt;=[.F5]);&quot;ACEPTABLE&quot;;&quot;NO ACEPTABLE&quot;)" office:value-type="string" office:string-value="ACEPTABLE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àrniques Més Enllà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B6]&gt;=5;&quot;ALTA&quot;;&quot;BAJA&quot;)" office:value-type="string" office:string-value="ALTA" calcext:value-type="string">
            <text:p>ALTA</text:p>
          </table:table-cell>
          <table:table-cell table:formula="of:=MEDIAN([.B6:.D6])" office:value-type="float" office:value="6" calcext:value-type="float">
            <text:p>6,00</text:p>
          </table:table-cell>
          <table:table-cell table:formula="of:=IF([.F6]&lt;8;&quot;BAJA&quot;;IF([.F6]&gt;=8;&quot;ALTA&quot;))" office:value-type="string" office:string-value="BAJA" calcext:value-type="string">
            <text:p>BAJA</text:p>
          </table:table-cell>
          <table:table-cell table:formula="of:=IF(OR([.F6]&gt;5;[.D6]&gt;=[.F6]);&quot;ACEPTABLE&quot;;&quot;NO ACEPTABLE&quot;)" office:value-type="string" office:string-value="ACEPTABLE" calcext:value-type="string">
            <text:p>ACEPTABLE</text:p>
          </table:table-cell>
          <table:table-cell table:style-name="ce1" office:value-type="string" calcext:value-type="string">
            <text:p>Valoració Máxima 2<text:span text:style-name="T1">a</text:span> Avaluació</text:p>
          </table:table-cell>
          <table:table-cell table:formula="of:=MAX([.C2:.C1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ixos Alta M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75" calcext:value-type="float">
            <text:p>5,75</text:p>
          </table:table-cell>
          <table:table-cell table:formula="of:=IF([.B7]&gt;=5;&quot;ALTA&quot;;&quot;BAJA&quot;)" office:value-type="string" office:string-value="BAJA" calcext:value-type="string">
            <text:p>BAJA</text:p>
          </table:table-cell>
          <table:table-cell table:formula="of:=MEDIAN([.B7:.D7])" office:value-type="float" office:value="5" calcext:value-type="float">
            <text:p>5,00</text:p>
          </table:table-cell>
          <table:table-cell table:formula="of:=IF([.F7]&lt;8;&quot;BAJA&quot;;IF([.F7]&gt;=8;&quot;ALTA&quot;))" office:value-type="string" office:string-value="BAJA" calcext:value-type="string">
            <text:p>BAJA</text:p>
          </table:table-cell>
          <table:table-cell table:formula="of:=IF(OR([.F7]&gt;5;[.D7]&gt;=[.F7]);&quot;ACEPTABLE&quot;;&quot;NO ACEPTABLE&quot;)" office:value-type="string" office:string-value="ACEPTABLE" calcext:value-type="string">
            <text:p>ACEPTABLE</text:p>
          </table:table-cell>
          <table:table-cell table:style-name="ce1" office:value-type="string" calcext:value-type="string">
            <text:p><text:span text:style-name="T2">Valoració Mínima 2</text:span><text:span text:style-name="T3">a</text:span><text:span text:style-name="T2"> Avaluació</text:span></text:p>
          </table:table-cell>
          <table:table-cell table:formula="of:=MIN([.C2:.C1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legums Bisb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B8]&gt;=5;&quot;ALTA&quot;;&quot;BAJA&quot;)" office:value-type="string" office:string-value="ALTA" calcext:value-type="string">
            <text:p>ALTA</text:p>
          </table:table-cell>
          <table:table-cell table:formula="of:=MEDIAN([.B8:.D8])" office:value-type="float" office:value="6" calcext:value-type="float">
            <text:p>6,00</text:p>
          </table:table-cell>
          <table:table-cell table:formula="of:=IF([.F8]&lt;8;&quot;BAJA&quot;;IF([.F8]&gt;=8;&quot;ALTA&quot;))" office:value-type="string" office:string-value="BAJA" calcext:value-type="string">
            <text:p>BAJA</text:p>
          </table:table-cell>
          <table:table-cell table:formula="of:=IF(OR([.F8]&gt;5;[.D8]&gt;=[.F8]);&quot;ACEPTABLE&quot;;&quot;NO ACEPTABLE&quot;)" office:value-type="string" office:string-value="ACEPTABLE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ació Ca'n peb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9]&gt;=5;&quot;ALTA&quot;;&quot;BAJA&quot;)" office:value-type="string" office:string-value="BAJA" calcext:value-type="string">
            <text:p>BAJA</text:p>
          </table:table-cell>
          <table:table-cell table:formula="of:=MEDIAN([.B9:.D9])" office:value-type="float" office:value="2" calcext:value-type="float">
            <text:p>2,00</text:p>
          </table:table-cell>
          <table:table-cell table:formula="of:=IF([.F9]&lt;8;&quot;BAJA&quot;;IF([.F9]&gt;=8;&quot;ALTA&quot;))" office:value-type="string" office:string-value="BAJA" calcext:value-type="string">
            <text:p>BAJA</text:p>
          </table:table-cell>
          <table:table-cell table:formula="of:=IF(OR([.F9]&gt;5;[.D9]&gt;=[.F9]);&quot;ACEPTABLE&quot;;&quot;NO ACEPTABLE&quot;)" office:value-type="string" office:string-value="NO ACEPTABLE" calcext:value-type="string">
            <text:p>NO ACEPTABLE</text:p>
          </table:table-cell>
          <table:table-cell table:style-name="ce1" office:value-type="string" calcext:value-type="string">
            <text:p>Valoració Máxima 3<text:span text:style-name="T1">a</text:span> Avaluació</text:p>
          </table:table-cell>
          <table:table-cell table:formula="of:=MAX([.D2:.D1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refou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10]&gt;=5;&quot;ALTA&quot;;&quot;BAJA&quot;)" office:value-type="string" office:string-value="ALTA" calcext:value-type="string">
            <text:p>ALTA</text:p>
          </table:table-cell>
          <table:table-cell table:formula="of:=MEDIAN([.B10:.D10])" office:value-type="float" office:value="5" calcext:value-type="float">
            <text:p>5,00</text:p>
          </table:table-cell>
          <table:table-cell table:formula="of:=IF([.F10]&lt;8;&quot;BAJA&quot;;IF([.F10]&gt;=8;&quot;ALTA&quot;))" office:value-type="string" office:string-value="BAJA" calcext:value-type="string">
            <text:p>BAJA</text:p>
          </table:table-cell>
          <table:table-cell table:formula="of:=IF(OR([.F10]&gt;5;[.D10]&gt;=[.F10]);&quot;ACEPTABLE&quot;;&quot;NO ACEPTABLE&quot;)" office:value-type="string" office:string-value="ACEPTABLE" calcext:value-type="string">
            <text:p>ACEPTABLE</text:p>
          </table:table-cell>
          <table:table-cell table:style-name="ce1" office:value-type="string" calcext:value-type="string">
            <text:p><text:span text:style-name="T2">Valoració Mínima 3</text:span><text:span text:style-name="T3">a</text:span><text:span text:style-name="T2"> Avaluació</text:span></text:p>
          </table:table-cell>
          <table:table-cell table:formula="of:=MIN([.D2:.D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B11]&gt;=5;&quot;ALTA&quot;;&quot;BAJA&quot;)" office:value-type="string" office:string-value="BAJA" calcext:value-type="string">
            <text:p>BAJA</text:p>
          </table:table-cell>
          <table:table-cell table:formula="of:=MEDIAN([.B11:.D11])" office:value-type="float" office:value="4" calcext:value-type="float">
            <text:p>4,00</text:p>
          </table:table-cell>
          <table:table-cell table:formula="of:=IF([.F11]&lt;8;&quot;BAJA&quot;;IF([.F11]&gt;=8;&quot;ALTA&quot;))" office:value-type="string" office:string-value="BAJA" calcext:value-type="string">
            <text:p>BAJA</text:p>
          </table:table-cell>
          <table:table-cell table:formula="of:=IF(OR([.F11]&gt;5;[.D11]&gt;=[.F11]);&quot;ACEPTABLE&quot;;&quot;NO ACEPTABLE&quot;)" office:value-type="string" office:string-value="ACEPTABLE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rab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table:formula="of:=IF([.B12]&gt;=5;&quot;ALTA&quot;;&quot;BAJA&quot;)" office:value-type="string" office:string-value="ALTA" calcext:value-type="string">
            <text:p>ALTA</text:p>
          </table:table-cell>
          <table:table-cell table:formula="of:=MEDIAN([.B12:.D12])" office:value-type="float" office:value="5.5" calcext:value-type="float">
            <text:p>5,50</text:p>
          </table:table-cell>
          <table:table-cell table:formula="of:=IF([.F12]&lt;8;&quot;BAJA&quot;;IF([.F12]&gt;=8;&quot;ALTA&quot;))" office:value-type="string" office:string-value="BAJA" calcext:value-type="string">
            <text:p>BAJA</text:p>
          </table:table-cell>
          <table:table-cell table:formula="of:=IF(OR([.F12]&gt;5;[.D12]&gt;=[.F12]);&quot;ACEPTABLE&quot;;&quot;NO ACEPTABLE&quot;)" office:value-type="string" office:string-value="ACEPTABLE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vinya verd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[.B13]&gt;=5;&quot;ALTA&quot;;&quot;BAJA&quot;)" office:value-type="string" office:string-value="ALTA" calcext:value-type="string">
            <text:p>ALTA</text:p>
          </table:table-cell>
          <table:table-cell table:formula="of:=MEDIAN([.B13:.D13])" office:value-type="float" office:value="6" calcext:value-type="float">
            <text:p>6,00</text:p>
          </table:table-cell>
          <table:table-cell table:formula="of:=IF([.F13]&lt;8;&quot;BAJA&quot;;IF([.F13]&gt;=8;&quot;ALTA&quot;))" office:value-type="string" office:string-value="BAJA" calcext:value-type="string">
            <text:p>BAJA</text:p>
          </table:table-cell>
          <table:table-cell table:formula="of:=IF(OR([.F13]&gt;5;[.D13]&gt;=[.F13]);&quot;ACEPTABLE&quot;;&quot;NO ACEPTABLE&quot;)" office:value-type="string" office:string-value="ACEPTABLE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cins Escande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B14]&gt;=5;&quot;ALTA&quot;;&quot;BAJA&quot;)" office:value-type="string" office:string-value="BAJA" calcext:value-type="string">
            <text:p>BAJA</text:p>
          </table:table-cell>
          <table:table-cell table:formula="of:=MEDIAN([.B14:.D14])" office:value-type="float" office:value="7" calcext:value-type="float">
            <text:p>7,00</text:p>
          </table:table-cell>
          <table:table-cell table:formula="of:=IF([.F14]&lt;8;&quot;BAJA&quot;;IF([.F14]&gt;=8;&quot;ALTA&quot;))" office:value-type="string" office:string-value="BAJA" calcext:value-type="string">
            <text:p>BAJA</text:p>
          </table:table-cell>
          <table:table-cell table:formula="of:=IF(OR([.F14]&gt;5;[.D14]&gt;=[.F14]);&quot;ACEPTABLE&quot;;&quot;NO ACEPTABLE&quot;)" office:value-type="string" office:string-value="ACEPTABLE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 vacun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B15]&gt;=5;&quot;ALTA&quot;;&quot;BAJA&quot;)" office:value-type="string" office:string-value="ALTA" calcext:value-type="string">
            <text:p>ALTA</text:p>
          </table:table-cell>
          <table:table-cell table:formula="of:=MEDIAN([.B15:.D15])" office:value-type="float" office:value="6" calcext:value-type="float">
            <text:p>6,00</text:p>
          </table:table-cell>
          <table:table-cell table:formula="of:=IF([.F15]&lt;8;&quot;BAJA&quot;;IF([.F15]&gt;=8;&quot;ALTA&quot;))" office:value-type="string" office:string-value="BAJA" calcext:value-type="string">
            <text:p>BAJA</text:p>
          </table:table-cell>
          <table:table-cell table:formula="of:=IF(OR([.F15]&gt;5;[.D15]&gt;=[.F15]);&quot;ACEPTABLE&quot;;&quot;NO ACEPTABLE&quot;)" office:value-type="string" office:string-value="ACEPTABLE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ures Estarell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IF([.B16]&gt;=5;&quot;ALTA&quot;;&quot;BAJA&quot;)" office:value-type="string" office:string-value="ALTA" calcext:value-type="string">
            <text:p>ALTA</text:p>
          </table:table-cell>
          <table:table-cell table:formula="of:=MEDIAN([.B16:.D16])" office:value-type="float" office:value="6" calcext:value-type="float">
            <text:p>6,00</text:p>
          </table:table-cell>
          <table:table-cell table:formula="of:=IF([.F16]&lt;8;&quot;BAJA&quot;;IF([.F16]&gt;=8;&quot;ALTA&quot;))" office:value-type="string" office:string-value="BAJA" calcext:value-type="string">
            <text:p>BAJA</text:p>
          </table:table-cell>
          <table:table-cell table:formula="of:=IF(OR([.F16]&gt;5;[.D16]&gt;=[.F16]);&quot;ACEPTABLE&quot;;&quot;NO ACEPTABLE&quot;)" office:value-type="string" office:string-value="ACEPTABLE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xeteria Fone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B17]&gt;=5;&quot;ALTA&quot;;&quot;BAJA&quot;)" office:value-type="string" office:string-value="ALTA" calcext:value-type="string">
            <text:p>ALTA</text:p>
          </table:table-cell>
          <table:table-cell table:formula="of:=MEDIAN([.B17:.D17])" office:value-type="float" office:value="5" calcext:value-type="float">
            <text:p>5,00</text:p>
          </table:table-cell>
          <table:table-cell table:formula="of:=IF([.F17]&lt;8;&quot;BAJA&quot;;IF([.F17]&gt;=8;&quot;ALTA&quot;))" office:value-type="string" office:string-value="BAJA" calcext:value-type="string">
            <text:p>BAJA</text:p>
          </table:table-cell>
          <table:table-cell table:formula="of:=IF(OR([.F17]&gt;5;[.D17]&gt;=[.F17]);&quot;ACEPTABLE&quot;;&quot;NO ACEPTABLE&quot;)" office:value-type="string" office:string-value="NO ACEPTABLE" calcext:value-type="string">
            <text:p>NO ACEPTAB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6T10:39:21.537379343</dc:date>
    <meta:editing-duration>PT3M1S</meta:editing-duration>
    <meta:editing-cycles>1</meta:editing-cycles>
    <meta:document-statistic meta:table-count="1" meta:cell-count="150" meta:object-count="0"/>
    <meta:generator>LibreOffice/7.3.5.2$Linux_X86_64 LibreOffice_project/30$Build-2</meta:generator>
  </office:meta>
</office:document-meta>
</file>